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0baf" officeooo:paragraph-rsid="00110baf"/>
    </style:style>
    <style:style style:name="P2" style:family="paragraph" style:parent-style-name="Standard">
      <style:paragraph-properties fo:text-align="center" style:justify-single-word="false"/>
      <style:text-properties officeooo:rsid="00110baf" officeooo:paragraph-rsid="00110baf"/>
    </style:style>
    <style:style style:name="P3" style:family="paragraph" style:parent-style-name="Standard">
      <style:text-properties fo:font-size="16pt" officeooo:rsid="00110baf" officeooo:paragraph-rsid="00110baf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egar do Outro Lado</text:p>
      <text:p text:style-name="P1">Andréa Fontes</text:p>
      <text:p text:style-name="P1"><text:s text:c="2"/></text:p>
      <text:p text:style-name="P1"/>
      <text:p text:style-name="P3">O barco está na praia</text:p>
      <text:p text:style-name="P3">É só entrar e segurar o remo</text:p>
      <text:p text:style-name="P3">Sair navegando mar adentro</text:p>
      <text:p text:style-name="P3">Jesus disse</text:p>
      <text:p text:style-name="P3">Pode ir que eu vou te encontrar do outro lado nesta viagem o clima muda</text:p>
      <text:p text:style-name="P3">Logo vira o tempo</text:p>
      <text:p text:style-name="P3">A leve brisa vira um forte vento</text:p>
      <text:p text:style-name="P3">E o chuvisco se transforma em temporal</text:p>
      <text:p text:style-name="P3">E você perdido em alto mar</text:p>
      <text:p text:style-name="P3">Pra onde você olha, você não vê ninguém</text:p>
      <text:p text:style-name="P3">E as ondas ameaçam o seu barco nesta hora você grita</text:p>
      <text:p text:style-name="P3">‘meu Deus! e agora? o que é</text:p>
      <text:p text:style-name="P3">Que eu faço?’</text:p>
      <text:p text:style-name="P3">Mas Deus que a você deixou na praia te</text:p>
      <text:p text:style-name="P3">Vê ele nunca tira os olhos de você</text:p>
      <text:p text:style-name="P3">Mesmo que não tenha barco, ele vai</text:p>
      <text:p text:style-name="P3">Andando por cima das águas</text:p>
      <text:p text:style-name="P3">Só pra te surpreender e te lembrar</text:p>
      <text:p text:style-name="P3"/>
      <text:p text:style-name="P3">A ordem é chegar do outro lado</text:p>
      <text:p text:style-name="P3">É vencer</text:p>
      <text:p text:style-name="P3">Vencer as tempestades</text:p>
      <text:p text:style-name="P3">Resistir às ondas que vierem</text:p>
      <text:p text:style-name="P3">O seu barco não vai naufragar</text:p>
      <text:p text:style-name="P3"/>
      <text:p text:style-name="P3">E disse Jesus: entre no barco e atravesse para o outro lado</text:p>
      <text:p text:style-name="P3">Portanto, quando ele ordena</text:p>
      <text:p text:style-name="P3">Até o mar obedece</text:p>
      <text:p text:style-name="P3"/>
      <text:p text:style-name="P3">Não vai,</text:p>
      <text:p text:style-name="P3">Eu profetizo eu profetizo</text:p>
      <text:p text:style-name="P3">Não vai naufragar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15:19:18.851371957</meta:creation-date>
    <meta:print-date>2016-08-03T15:20:58.850739826</meta:print-date>
    <dc:date>2016-08-03T15:21:52.551327207</dc:date>
    <meta:editing-duration>PT2M33S</meta:editing-duration>
    <meta:editing-cycles>1</meta:editing-cycles>
    <meta:document-statistic meta:table-count="0" meta:image-count="0" meta:object-count="0" meta:page-count="1" meta:paragraph-count="32" meta:word-count="180" meta:character-count="871" meta:non-whitespace-character-count="720"/>
    <meta:generator>LibreOffice/5.1.4.2$Linux_X86_64 LibreOffice_project/10m0$Build-2</meta:generator>
  </office:meta>
</office:document-meta>
</file>